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, use_money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resource_stock</text:p>
          </table:table-cell>
          <table:table-cell office:value-type="string">
            <text:p>Array of objects with : type_id, stock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resources_definition</text:p>
          </table:table-cell>
          <table:table-cell/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2" table:number-rows-repeated="1048554">
          <table:table-cell table:content-validation-name="val1"/>
          <table:table-cell table:number-columns-repeated="2"/>
        </table:table-row>
        <table:table-row table:style-name="ro2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 style:data-style-name="N2" text:time-value="0000-00-00T18:44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3-11-08T19:30:37</dc:date>
    <meta:editing-duration>PT2H39M23S</meta:editing-duration>
    <meta:editing-cycles>26</meta:editing-cycles>
    <meta:document-statistic meta:table-count="1" meta:cell-count="59" meta:object-count="0"/>
  </office:meta>
</office:document-meta>
</file>